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T4" style:family="text">
      <style:text-properties officeooo:rsid="008e150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Pregunta 1:</text:span></text:span> ¿Qué significa LDAP en el contexto de sistemas de directorio y autenticación?</text:p>
      <text:p text:style-name="P4"><text:span text:style-name="Strong_20_Emphasis"><text:span text:style-name="T2">Respuesta 1:</text:span></text:span> LDAP significa "Lightweight Directory Access Protocol" (Protocolo de Acceso a Directorios Ligero). Es un protocolo de aplicación utilizado para acceder y administrar servicios de directorio en una red, como directorios de usuarios y recursos.</text:p>
      <text:p text:style-name="P4"><text:span text:style-name="Strong_20_Emphasis"><text:span text:style-name="T2">Pregunta 2:</text:span></text:span> ¿Cuál es la función principal de un cliente LDAP en un sistema Linux?</text:p>
      <text:p text:style-name="P4"><text:span text:style-name="Strong_20_Emphasis"><text:span text:style-name="T2">Respuesta 2:</text:span></text:span> Un cliente LDAP se utiliza para buscar y acceder a información almacenada en un servidor LDAP, como la información de usuarios y grupos.</text:p>
      <text:p text:style-name="P4"><text:span text:style-name="Strong_20_Emphasis"><text:span text:style-name="T2">Pregunta 3:</text:span></text:span> ¿Cuál es la diferencia entre LDAP y un servidor de autenticación como Kerberos?</text:p>
      <text:p text:style-name="P4"><text:span text:style-name="Strong_20_Emphasis"><text:span text:style-name="T2">Respuesta 3:</text:span></text:span> LDAP se utiliza principalmente para acceder a información de directorio, mientras que Kerberos se utiliza para autenticación segura. A menudo, se integran juntos para proporcionar autenticación y acceso a la información de usuario.</text:p>
      <text:p text:style-name="P4"><text:span text:style-name="Strong_20_Emphasis"><text:span text:style-name="T2">Pregunta 4:</text:span></text:span> ¿Qué comando se utiliza en Linux para realizar búsquedas en un servidor LDAP desde la línea de comandos?</text:p>
      <text:p text:style-name="P4"><text:span text:style-name="Strong_20_Emphasis"><text:span text:style-name="T2">Respuesta 4:</text:span></text:span> El comando "ldapsearch" se utiliza para realizar búsquedas en un servidor LDAP desde la línea de comandos.</text:p>
      <text:p text:style-name="P4"><text:span text:style-name="Strong_20_Emphasis"><text:span text:style-name="T2">Pregunta 5:</text:span></text:span> ¿Cuál es la sintaxis básica del comando "ldapsearch" para buscar una entrada en un servidor LDAP?</text:p>
      <text:p text:style-name="P4"><text:span text:style-name="Strong_20_Emphasis"><text:span text:style-name="T2">Respuesta 5:</text:span></text:span> La sintaxis básica del comando "ldapsearch" es: <text:span text:style-name="Source_20_Text"><text:span text:style-name="T2">ldapsearch -x -b "baseDN" "filtro"</text:span></text:span></text:p>
      <text:p text:style-name="P4"><text:span text:style-name="Strong_20_Emphasis"><text:span text:style-name="T2">Pregunta 6:</text:span></text:span> ¿Qué es el "baseDN" en una búsqueda LDAP?</text:p>
      <text:p text:style-name="P4"><text:span text:style-name="Strong_20_Emphasis"><text:span text:style-name="T2">Respuesta 6:</text:span></text:span> El "baseDN" (Distingued Name Base) especifica el punto de partida en el árbol de directorio LDAP donde se iniciará la búsqueda.</text:p>
      <text:p text:style-name="P4"><text:span text:style-name="Strong_20_Emphasis"><text:span text:style-name="T2">Pregunta 7:</text:span></text:span> ¿Cuál es la función del filtro en una búsqueda LDAP?</text:p>
      <text:p text:style-name="P4"><text:span text:style-name="Strong_20_Emphasis"><text:span text:style-name="T2">Respuesta 7:</text:span></text:span> El filtro se utiliza para especificar los criterios de búsqueda y seleccionar las entradas que cumplan con esos criterios.</text:p>
      <text:p text:style-name="P4"><text:span text:style-name="Strong_20_Emphasis"><text:span text:style-name="T2">Pregunta 8:</text:span></text:span> ¿Cómo se puede autenticar un cliente LDAP para acceder a un servidor LDAP?</text:p>
      <text:p text:style-name="P4"><text:span text:style-name="Strong_20_Emphasis"><text:span text:style-name="T2">Respuesta 8:</text:span></text:span> Un cliente LDAP puede autenticarse proporcionando un DN (Distingued Name) y una contraseña válida en el momento de la conexión.</text:p>
      <text:p text:style-name="P4"><text:span text:style-name="Strong_20_Emphasis"><text:span text:style-name="T2">Pregunta 9:</text:span></text:span> ¿Qué es un DN (Distingued Name) en LDAP y cuál es su formato?</text:p>
      <text:p text:style-name="P4"><text:soft-page-break/><text:span text:style-name="Strong_20_Emphasis"><text:span text:style-name="T2">Respuesta 9:</text:span></text:span> Un DN es una cadena que identifica un objeto en un directorio LDAP y sigue un formato como "cn=John Doe,ou=Users,dc=example,dc=com".</text:p>
      <text:p text:style-name="P4"><text:span text:style-name="Strong_20_Emphasis"><text:span text:style-name="T2">Pregunta 10:</text:span></text:span> ¿Cuál es el propósito del archivo "/etc/ldap.conf" en un cliente LDAP?</text:p>
      <text:p text:style-name="P4"><text:span text:style-name="Strong_20_Emphasis"><text:span text:style-name="T2">Respuesta 10:</text:span></text:span> El archivo "/etc/ldap.conf" es utilizado para configurar la conexión y la autenticación del cliente LDAP, incluyendo la dirección del servidor LDAP y las credenciales.</text:p>
      <text:p text:style-name="P4"><text:span text:style-name="Strong_20_Emphasis"><text:span text:style-name="T2">Pregunta 11:</text:span></text:span> ¿Qué es el archivo "/etc/nsswitch.conf" y cómo se relaciona con la configuración LDAP?</text:p>
      <text:p text:style-name="P4"><text:span text:style-name="Strong_20_Emphasis"><text:span text:style-name="T2">Respuesta 11:</text:span></text:span> El archivo "/etc/nsswitch.conf" determina el orden en que se consultan las fuentes de información, como LDAP, para la resolución de nombres de usuarios y grupos en el sistema.</text:p>
      <text:p text:style-name="P4"><text:span text:style-name="Strong_20_Emphasis"><text:span text:style-name="T2">Pregunta 12:</text:span></text:span> ¿Cuál es la utilidad del comando "getent" en un cliente LDAP?</text:p>
      <text:p text:style-name="P4"><text:span text:style-name="Strong_20_Emphasis"><text:span text:style-name="T2">Respuesta 12:</text:span></text:span> El comando "getent" se utiliza para consultar la base de datos de nombres del sistema, que puede incluir información de usuarios y grupos almacenada en un servidor LDAP.</text:p>
      <text:p text:style-name="P4"><text:span text:style-name="Strong_20_Emphasis"><text:span text:style-name="T2">Pregunta 13:</text:span></text:span> ¿Qué es el comando "ldapadd" y cuál es su función?</text:p>
      <text:p text:style-name="P4"><text:span text:style-name="Strong_20_Emphasis"><text:span text:style-name="T2">Respuesta 13:</text:span></text:span> El comando "ldapadd" se utiliza para agregar nuevas entradas al servidor LDAP, lo que permite la inserción de datos en el directorio.</text:p>
      <text:p text:style-name="P4"><text:span text:style-name="Strong_20_Emphasis"><text:span text:style-name="T2">Pregunta 14:</text:span></text:span> ¿Cuál es el propósito del comando "ldapmodify" en un cliente LDAP?</text:p>
      <text:p text:style-name="P4"><text:span text:style-name="Strong_20_Emphasis"><text:span text:style-name="T2">Respuesta 14:</text:span></text:span> El comando "ldapmodify" se utiliza para modificar entradas existentes en el servidor LDAP, lo que permite realizar cambios en la información almacenada en el directorio.</text:p>
      <text:p text:style-name="P4"><text:span text:style-name="Strong_20_Emphasis"><text:span text:style-name="T2">Pregunta 15:</text:span></text:span> ¿Qué es el comando "ldapdelete" y cuál es su función?</text:p>
      <text:p text:style-name="P4"><text:span text:style-name="Strong_20_Emphasis"><text:span text:style-name="T2">Respuesta 15:</text:span></text:span> El comando "ldapdelete" se utiliza para eliminar entradas del servidor LDAP, lo que permite la eliminación de datos del directorio.</text:p>
      <text:p text:style-name="P4"><text:span text:style-name="Strong_20_Emphasis"><text:span text:style-name="T2">Pregunta 16:</text:span></text:span> ¿Cuál es la importancia de la encriptación en la comunicación entre un cliente LDAP y un servidor LDAP?</text:p>
      <text:p text:style-name="P4"><text:span text:style-name="Strong_20_Emphasis"><text:span text:style-name="T2">Respuesta 16:</text:span></text:span> La encriptación es importante para proteger la confidencialidad de los datos transmitidos entre el cliente y el servidor LDAP, especialmente cuando se transmiten contraseñas u otra información sensible.</text:p>
      <text:p text:style-name="P4"><text:span text:style-name="Strong_20_Emphasis"><text:span text:style-name="T2">Pregunta 17:</text:span></text:span> ¿Cómo se puede configurar la encriptación SSL/TLS en un cliente LDAP?</text:p>
      <text:p text:style-name="P4"><text:span text:style-name="Strong_20_Emphasis"><text:span text:style-name="T2">Respuesta 17:</text:span></text:span> La encriptación SSL/TLS se configura en el archivo de configuración LDAP, como "/etc/ldap.conf", especificando el protocolo y la ubicación de los certificados.</text:p>
      <text:p text:style-name="P4"><text:span text:style-name="Strong_20_Emphasis"><text:span text:style-name="T2">Pregunta 18:</text:span></text:span> ¿Cuál es el propósito del archivo "/etc/openldap/ldap.conf" en un cliente LDAP?</text:p>
      <text:p text:style-name="P4"><text:soft-page-break/><text:span text:style-name="Strong_20_Emphasis"><text:span text:style-name="T2">Respuesta 18:</text:span></text:span> El archivo "/etc/openldap/ldap.conf" se utiliza para configurar opciones de cliente LDAP específicas de OpenLDAP, incluyendo la configuración de SSL/TLS.</text:p>
      <text:p text:style-name="P4"><text:span text:style-name="Strong_20_Emphasis"><text:span text:style-name="T2">Pregunta 19:</text:span></text:span> ¿Qué es SASL (Simple Authentication and Security Layer) en el contexto de LDAP?</text:p>
      <text:p text:style-name="P4"><text:span text:style-name="Strong_20_Emphasis"><text:span text:style-name="T2">Respuesta 19:</text:span></text:span> SASL es un marco de autenticación que proporciona un mecanismo de autenticación más flexible y seguro para la comunicación entre clientes y servidores LDAP.</text:p>
      <text:p text:style-name="P4"><text:span text:style-name="Strong_20_Emphasis"><text:span text:style-name="T2">Pregunta 20:</text:span></text:span> ¿Cómo se puede verificar la conectividad y la autenticación con un servidor LDAP utilizando el comando "ldapsearch"?</text:p>
      <text:p text:style-name="P4"><text:span text:style-name="Strong_20_Emphasis"><text:span text:style-name="T2">Respuesta 20:</text:span></text:span> Puedes verificar la conectividad y la autenticación con un servidor LDAP ejecutando el comando "ldapsearch" con las opciones adecuadas y observando si se devuelven resultados sin errores. Por ejemplo, <text:span text:style-name="Source_20_Text"><text:span text:style-name="T2">ldapsearch -x -b "baseDN" -D "usuario" -W</text:span>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Administración del cliente de red </text:p>
        <text:p text:style-name="MP2">Uso del cliente LDAP <text:s/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5:42:30.148314835</dc:date>
    <meta:editing-duration>PT8H30M55S</meta:editing-duration>
    <meta:editing-cycles>126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817" meta:character-count="5226" meta:non-whitespace-character-count="4449"/>
  </office:meta>
</office:document-meta>
</file>